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bold" officeooo:rsid="00161cff" officeooo:paragraph-rsid="00161c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officeooo:rsid="00161cff" officeooo:paragraph-rsid="00161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61cff" officeooo:paragraph-rsid="00161cf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1cff" officeooo:paragraph-rsid="00161cf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6a5dd" officeooo:paragraph-rsid="0016a5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161cff" officeooo:paragraph-rsid="00161cf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6cfe7" officeooo:paragraph-rsid="0016cfe7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weight="normal" officeooo:rsid="0016cfe7" officeooo:paragraph-rsid="0016cfe7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officeooo:rsid="0017ebbf" officeooo:paragraph-rsid="0017ebbf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officeooo:rsid="001952a6" officeooo:paragraph-rsid="001952a6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6cfe7" officeooo:paragraph-rsid="0016cfe7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size="14pt" fo:font-style="normal" fo:font-weight="normal" officeooo:rsid="0016cfe7" officeooo:paragraph-rsid="0016cfe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e664d" officeooo:paragraph-rsid="001e664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officeooo:rsid="0016cfe7" officeooo:paragraph-rsid="0016cfe7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01e664d" officeooo:paragraph-rsid="001e664d" style:font-weight-asian="normal" style:font-weight-complex="normal"/>
    </style:style>
    <style:style style:name="T1" style:family="text">
      <style:text-properties fo:background-color="#afd095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style:font-size-asian="12.25pt" style:font-style-asian="normal" style:font-size-complex="14pt" style:font-style-complex="normal"/>
    </style:style>
    <style:style style:name="T7" style:family="text">
      <style:text-properties fo:font-size="14pt" fo:font-style="normal" officeooo:rsid="001952a6" style:font-size-asian="12.25pt" style:font-style-asian="normal" style:font-size-complex="14pt" style:font-style-complex="normal"/>
    </style:style>
    <style:style style:name="T8" style:family="text">
      <style:text-properties fo:font-size="14pt" fo:font-style="normal" fo:background-color="#afd095" loext:char-shading-value="0" style:font-size-asian="12.25pt" style:font-style-asian="normal" style:font-size-complex="14pt" style:font-style-complex="normal"/>
    </style:style>
    <style:style style:name="T9" style:family="text">
      <style:text-properties officeooo:rsid="001e66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 Club</text:p>
      <text:p text:style-name="P6">Механика сражения</text:p>
      <text:p text:style-name="P2">Основная идея как в классике – выбыраем часть тела, которую защищаем, и которую атакуем.</text:p>
      <text:p text:style-name="P2">Если <text:span text:style-name="T2">успешно защитили</text:span>, урон снижается. (<text:span text:style-name="T1">Базовый урон -75%</text:span>)</text:p>
      <text:p text:style-name="P2"/>
      <text:p text:style-name="P2">Части тела (ЧТ) – <text:span text:style-name="T1">голова, грудь, живот, руки, ноги</text:span>.</text:p>
      <text:p text:style-name="P2">Для любой части тела расчет урона универсален.</text:p>
      <text:p text:style-name="P2"/>
      <text:p text:style-name="P3">Расчет урона</text:p>
      <text:p text:style-name="P4">У каждой ЧТ есть показатель брони. Данный показатель вычитается из урона по данной части тела. Минимальный урон, тем не менее, 1.</text:p>
      <text:p text:style-name="P4">Показатель брони определяется доспехом, надетым на данную часть тела.</text:p>
      <text:p text:style-name="P4"/>
      <text:p text:style-name="P4">У доспеха есть <text:span text:style-name="T9">две</text:span> характеристики – <text:span text:style-name="T1">броня, ЧТ</text:span>. Персонаж не может надеть броню уровнем выше, чем он.</text:p>
      <text:p text:style-name="P4"/>
      <text:p text:style-name="P4">Оружие имеет <text:span text:style-name="T9">одна </text:span>характеристик<text:span text:style-name="T9">а</text:span> – <text:span text:style-name="T1">урон</text:span>. Персонаж может носить только одно оружие.</text:p>
      <text:p text:style-name="P4"/>
      <text:p text:style-name="P3">Прокачка</text:p>
      <text:p text:style-name="P13">Прокачка осуществляется естественным образом – персонаж проходит более сложные данжи, получает более дорогой лут и сокровища, покупат более совершенное снаряжение.</text:p>
      <text:p text:style-name="P5"/>
      <text:p text:style-name="P7">Персонаж</text:p>
      <text:p text:style-name="P15"><text:span text:style-name="T6">Урон и броня персонажа зависят от экипироваки</text:span></text:p>
      <text:p text:style-name="P8"><text:span text:style-name="T6"/></text:p>
      <text:p text:style-name="P9"><text:span text:style-name="T6">Игрок может из рейда вынести любое количество лута (</text:span><text:span text:style-name="T8">размер инвентаря не ограничен</text:span><text:span text:style-name="T6">). </text:span><text:span text:style-name="T7">У каждого предмета экипировки есть базовая стоимость. За нее можно купить предмет в магазине. Продать можно за половинную стоимость.</text:span></text:p>
      <text:p text:style-name="P9"><text:span text:style-name="T7"/></text:p>
      <text:p text:style-name="P10"><text:span text:style-name="T6">Из рейда можно вынести сокровища. Они продаются за </text:span><text:span text:style-name="T8">полную стоимость</text:span><text:span text:style-name="T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2:49:07.741271118</meta:creation-date>
    <dc:date>2025-03-18T09:50:31.102385762</dc:date>
    <meta:editing-duration>PT1H4M26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17" meta:word-count="168" meta:character-count="1169" meta:non-whitespace-character-count="1013"/>
  </office:meta>
</office:document-meta>
</file>